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a4f28" officeooo:paragraph-rsid="000a4f28"/>
    </style:style>
    <style:style style:name="P2" style:family="paragraph" style:parent-style-name="Standard">
      <style:text-properties officeooo:rsid="000a7366" officeooo:paragraph-rsid="000a7366"/>
    </style:style>
    <style:style style:name="P3" style:family="paragraph" style:parent-style-name="Standard">
      <style:text-properties officeooo:rsid="000ecc52" officeooo:paragraph-rsid="000ecc52"/>
    </style:style>
    <style:style style:name="P4" style:family="paragraph" style:parent-style-name="Standard">
      <style:text-properties officeooo:rsid="000ecc52" officeooo:paragraph-rsid="000ecc52"/>
    </style:style>
    <style:style style:name="P5" style:family="paragraph" style:parent-style-name="Standard">
      <style:text-properties officeooo:rsid="0012fd63" officeooo:paragraph-rsid="0012fd63"/>
    </style:style>
    <style:style style:name="P6" style:family="paragraph" style:parent-style-name="Standard">
      <style:text-properties officeooo:rsid="00134f9a" officeooo:paragraph-rsid="00134f9a"/>
    </style:style>
    <style:style style:name="P7" style:family="paragraph" style:parent-style-name="Standard">
      <style:text-properties officeooo:rsid="0013dc70" officeooo:paragraph-rsid="0013dc70"/>
    </style:style>
    <style:style style:name="P8" style:family="paragraph" style:parent-style-name="Table_20_Contents">
      <style:text-properties officeooo:rsid="0013dc70" officeooo:paragraph-rsid="0013dc70"/>
    </style:style>
    <style:style style:name="P9" style:family="paragraph" style:parent-style-name="Table_20_Contents">
      <style:text-properties officeooo:rsid="0015c6b2" officeooo:paragraph-rsid="0015c6b2"/>
    </style:style>
    <style:style style:name="P10" style:family="paragraph" style:parent-style-name="Table_20_Contents">
      <style:text-properties officeooo:rsid="00172fcd" officeooo:paragraph-rsid="00172fcd"/>
    </style:style>
    <style:style style:name="T1" style:family="text">
      <style:text-properties officeooo:rsid="000a7366"/>
    </style:style>
    <style:style style:name="T2" style:family="text">
      <style:text-properties officeooo:rsid="000bc48b"/>
    </style:style>
    <style:style style:name="T3" style:family="text">
      <style:text-properties officeooo:rsid="000dad3f"/>
    </style:style>
    <style:style style:name="T4" style:family="text">
      <style:text-properties officeooo:rsid="00116f18"/>
    </style:style>
    <style:style style:name="T5" style:family="text">
      <style:text-properties officeooo:rsid="00134f9a"/>
    </style:style>
    <style:style style:name="T6" style:family="text">
      <style:text-properties officeooo:rsid="00172f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70,4 MB * 8 = 1363.2 Mbit</text:p>
      <text:p text:style-name="P1">1363.2 Mbit * 1000 = 1363200 Kbit</text:p>
      <text:p text:style-name="P1">1363200 Kbit / 17400 Kbit/s = ca. 78 s</text:p>
      <text:p text:style-name="P1"/>
      <text:p text:style-name="P2">1363200 Kbit / 1100000 Kbit/s = 1.24 s</text:p>
      <text:p text:style-name="P1"/>
      <text:p text:style-name="P1">61,8 GiB * 1024 = 63283.2 MiB</text:p>
      <text:p text:style-name="P1">63283.2 MiB * 1024 * 1024 = 66357244723.2 Byte</text:p>
      <text:p text:style-name="P1">66357244723.2 * 8 = 5308<text:span text:style-name="T1">579</text:span>57785.6 Bit</text:p>
      <text:p text:style-name="P1">5308<text:span text:style-name="T1">579</text:span>57785.6 Bit / 1100000000 Bit/s = 483s <text:span text:style-name="T2">= 8 min 3 s</text:span></text:p>
      <text:p text:style-name="P1"/>
      <text:p text:style-name="P2">530857957785.6 Bit / 17400000 Bit/s = 30509s <text:span text:style-name="T2">= 508 min 29 sek = 8 h </text:span><text:span text:style-name="T3">2</text:span><text:span text:style-name="T2">8 min 29 s</text:span></text:p>
      <text:p text:style-name="P2"/>
      <text:p text:style-name="P2"/>
      <text:p text:style-name="P2"/>
      <text:p text:style-name="P2"/>
      <text:p text:style-name="P2"/>
      <text:p text:style-name="P2"/>
      <text:p text:style-name="P3">10.32.55.66/28</text:p>
      <text:p text:style-name="P3"/>
      <text:p text:style-name="P3">66 <text:s/>= 0100 0010</text:p>
      <text:p text:style-name="P3">55 = 0011 0111</text:p>
      <text:p text:style-name="P3">0100 0000 = 64 → 10.32.55.64 <text:span text:style-name="T4">netzwerk</text:span>adresse</text:p>
      <text:p text:style-name="P3"/>
      <text:p text:style-name="P3">________________________________</text:p>
      <text:p text:style-name="P3"/>
      <text:p text:style-name="P3"/>
      <text:p text:style-name="P3"/>
      <text:p text:style-name="P5">20.222.142.22 <text:s/>- <text:s/>20.222.142.68 <text:s text:c="4"/>192 = 1100 0000</text:p>
      <text:p text:style-name="P6">0001 0110 <text:s text:c="10"/>0100 0100</text:p>
      <text:p text:style-name="P5">20.222.142.0 <text:s/>- <text:s/>20.222.142.64 <text:s text:c="5"/>→ nicht im gleichen netz</text:p>
      <text:p text:style-name="P5"/>
      <text:p text:style-name="P5"/>
      <text:p text:style-name="P5">_________________________</text:p>
      <text:p text:style-name="P5"/>
      <text:p text:style-name="P5"/>
      <text:p text:style-name="P5"/>
      <text:p text:style-name="P5">64.194.12.112 <text:s/>- <text:s/>64.194.12.98 <text:s text:c="5"/>224 = 1110 0000</text:p>
      <text:p text:style-name="P5"/>
      <text:p text:style-name="P5">64.194.12.96 <text:s/>- <text:s/>64.194.12.<text:span text:style-name="T5">96 <text:s text:c="6"/>→ im gleichen Netz</text:span></text:p>
      <text:p text:style-name="P5"/>
      <text:p text:style-name="P5"/>
      <text:p text:style-name="P5"/>
      <text:p text:style-name="P5">_____________________________</text:p>
      <text:p text:style-name="P5"/>
      <text:p text:style-name="P5"/>
      <text:p text:style-name="P6">193.15.123.24 <text:s/>- <text:s/>193.15.155.213 <text:s text:c="3"/>224.0 = 1110 0000.0000 0000</text:p>
      <text:p text:style-name="P6"/>
      <text:p text:style-name="P6">193.15.96.0 <text:s/>- <text:s/>193.15.128.0 <text:s text:c="6"/>→ <text:s text:c="2"/>nicht im gleichen Netz</text:p>
      <text:p text:style-name="P6"/>
      <text:p text:style-name="P6">_____________________________</text:p>
      <text:p text:style-name="P6"/>
      <table:table table:name="Table1" table:style-name="Table1">
        <table:table-column table:style-name="Table1.A" table:number-columns-repeated="5"/>
        <text:soft-page-break/>
        <table:table-row table:style-name="TableLine94187904305584">
          <table:table-cell table:style-name="Table1.A1" office:value-type="string">
            <text:p text:style-name="P8">OSI NR</text:p>
          </table:table-cell>
          <table:table-cell table:style-name="Table1.A1" office:value-type="string">
            <text:p text:style-name="P8">OSI Name</text:p>
          </table:table-cell>
          <table:table-cell table:style-name="Table1.A1" office:value-type="string">
            <text:p text:style-name="P8">Protokolle</text:p>
          </table:table-cell>
          <table:table-cell table:style-name="Table1.A1" office:value-type="string">
            <text:p text:style-name="P8">Adressen</text:p>
          </table:table-cell>
          <table:table-cell table:style-name="Table1.E1" office:value-type="string">
            <text:p text:style-name="P8">Mögliche Fehler</text:p>
          </table:table-cell>
        </table:table-row>
        <table:table-row table:style-name="TableLine94187904305584"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Anwendungs</text:p>
          </table:table-cell>
          <table:table-cell table:style-name="Table1.A2" office:value-type="string">
            <text:p text:style-name="P8">HTTP</text:p>
          </table:table-cell>
          <table:table-cell table:style-name="Table1.A2" office:value-type="string">
            <text:p text:style-name="P9">- <text:span text:style-name="T6">(vllt URI)</text:span></text:p>
          </table:table-cell>
          <table:table-cell table:style-name="Table1.E2" office:value-type="string">
            <text:p text:style-name="P10">Serverkonfiguration fehlerhaft</text:p>
          </table:table-cell>
        </table:table-row>
        <table:table-row table:style-name="TableLine94187904305584"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Transport</text:p>
          </table:table-cell>
          <table:table-cell table:style-name="Table1.A2" office:value-type="string">
            <text:p text:style-name="P8">TCP/UDP</text:p>
          </table:table-cell>
          <table:table-cell table:style-name="Table1.A2" office:value-type="string">
            <text:p text:style-name="P8">Ports</text:p>
          </table:table-cell>
          <table:table-cell table:style-name="Table1.E2" office:value-type="string">
            <text:p text:style-name="P8">Verlust eines Segments</text:p>
          </table:table-cell>
        </table:table-row>
        <table:table-row table:style-name="TableLine94187904305584"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9">Vermittlungs</text:p>
          </table:table-cell>
          <table:table-cell table:style-name="Table1.A2" office:value-type="string">
            <text:p text:style-name="P8">IP</text:p>
          </table:table-cell>
          <table:table-cell table:style-name="Table1.A2" office:value-type="string">
            <text:p text:style-name="P8">IP Adressen</text:p>
          </table:table-cell>
          <table:table-cell table:style-name="Table1.E2" office:value-type="string">
            <text:p text:style-name="P9"><text:span text:style-name="T6">Ip Adressen</text:span> fehler</text:p>
          </table:table-cell>
        </table:table-row>
        <table:table-row table:style-name="TableLine94187904305584"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Sicherungs</text:p>
          </table:table-cell>
          <table:table-cell table:style-name="Table1.A2" office:value-type="string">
            <text:p text:style-name="P10">Wlan/ethernet</text:p>
          </table:table-cell>
          <table:table-cell table:style-name="Table1.A2" office:value-type="string">
            <text:p text:style-name="P10">MAC Adressen</text:p>
          </table:table-cell>
          <table:table-cell table:style-name="Table1.E2" office:value-type="string">
            <text:p text:style-name="P10">Netzwerkkarten fehler</text:p>
          </table:table-cell>
        </table:table-row>
        <table:table-row table:style-name="TableLine94187904305584"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Bitübrgragungs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P9">Medium getrennt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0:09:12.716293796</meta:creation-date>
    <dc:date>2022-09-14T11:50:23.825503950</dc:date>
    <meta:editing-duration>PT39M17S</meta:editing-duration>
    <meta:editing-cycles>2</meta:editing-cycles>
    <meta:generator>LibreOffice/7.3.5.2$Linux_X86_64 LibreOffice_project/30$Build-2</meta:generator>
    <meta:document-statistic meta:table-count="1" meta:image-count="0" meta:object-count="0" meta:page-count="2" meta:paragraph-count="54" meta:word-count="197" meta:character-count="1235" meta:non-whitespace-character-count="1038"/>
  </office:meta>
</office:document-meta>
</file>